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4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Default-outline1">
      <style:graphic-properties fo:min-height="2.95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01cm" svg:y="6.743cm" presentation:class="title" presentation:user-transformed="true">
          <draw:text-box>
            <text:p>Применение метода биоиндикации для сравнения водоемов Челябинской области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Лазарев Григорий Андреевич</text:p>
            <text:p>Учебный проек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4" draw:layer="layout" svg:width="25.199cm" svg:height="3.506cm" svg:x="1.4cm" svg:y="0.837cm" presentation:class="title" presentation:user-transformed="true">
          <draw:text-box>
            <text:p>Актуальность тем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Водоемы важны для природы и человека.</text:p>
              </text:list-item>
              <text:list-item>
                <text:p>Их состояние зависит от антропогенной нагрузки.</text:p>
              </text:list-item>
              <text:list-item>
                <text:p>Биоиндикация позволяет оценивать состояние водной среды по живым организмам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4" draw:layer="layout" svg:width="25.199cm" svg:height="3.506cm" svg:x="1.4cm" svg:y="0.837cm" presentation:class="title" presentation:user-transformed="true">
          <draw:text-box>
            <text:p>Цель, объект, предмет и задачи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Цель: сравнить экологическое состояние озера Чебаркуль и Шершневского водохранилища.</text:p>
              </text:list-item>
              <text:list-item>
                <text:p>Объект: два водоема Челябинской области.</text:p>
              </text:list-item>
              <text:list-item>
                <text:p>Предмет: растения-биоиндикаторы и другие признаки состояния водной среды.</text:p>
              </text:list-item>
              <text:list-item>
                <text:p>Задачи: изучить метод биоиндикации, описать водоемы, проанализировать растительность, сравнить результаты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4" draw:layer="layout" svg:width="25.199cm" svg:height="3.506cm" svg:x="1.4cm" svg:y="0.837cm" presentation:class="title" presentation:user-transformed="true">
          <draw:text-box>
            <text:p>Что такое биоиндикация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Биоиндикация — это оценка состояния среды по живым организмам.</text:p>
              </text:list-item>
              <text:list-item>
                <text:p>Она помогает выявлять загрязнение, эвтрофикацию и изменения условий среды.</text:p>
              </text:list-item>
              <text:list-item>
                <text:p>Метод отражает не только текущее, но и накопленное воздействие на водоем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4" draw:layer="layout" svg:width="25.199cm" svg:height="3.506cm" svg:x="1.4cm" svg:y="0.837cm" presentation:class="title" presentation:user-transformed="true">
          <draw:text-box>
            <text:p>Объекты исследования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Озеро Чебаркуль — естественный водоем тектонического происхождения.</text:p>
              </text:list-item>
              <text:list-item>
                <text:p>Шершневское водохранилище — искусственный водоем на реке Миасс.</text:p>
              </text:list-item>
              <text:list-item>
                <text:p>Главное различие: один водоем естественный, другой искусственный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4" draw:layer="layout" svg:width="25.199cm" svg:height="3.506cm" svg:x="1.4cm" svg:y="0.837cm" presentation:class="title" presentation:user-transformed="true">
          <draw:text-box>
            <text:p>Растительный компонент озера Чебаркуль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Отмечены типичные прибрежные и водные растения.</text:p>
              </text:list-item>
              <text:list-item>
                <text:p>Биоиндикационное значение имеют элодея канадская и ряска трехдольная.</text:p>
              </text:list-item>
              <text:list-item>
                <text:p>Признаки эвтрофикации выражены слабо.</text:p>
              </text:list-item>
              <text:list-item>
                <text:p>Состояние озера можно оценить как удовлетворительное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4" draw:layer="layout" svg:width="25.199cm" svg:height="3.506cm" svg:x="1.4cm" svg:y="0.837cm" presentation:class="title" presentation:user-transformed="true">
          <draw:text-box>
            <text:p>Растительный компонент Шершневского водохранилищ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Антропогенная нагрузка здесь выше, чем у озера Чебаркуль.</text:p>
              </text:list-item>
              <text:list-item>
                <text:p>Особенно важны камыш, тростник и рогоз.</text:p>
              </text:list-item>
              <text:list-item>
                <text:p>Они защищают прибрежную зону и участвуют в самоочищении воды.</text:p>
              </text:list-item>
              <text:list-item>
                <text:p>Обнаружены паровые водоросли как дополнительный биоиндикационный признак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4" draw:layer="layout" svg:width="25.199cm" svg:height="3.506cm" svg:x="1.4cm" svg:y="0.837cm" presentation:class="title" presentation:user-transformed="true">
          <draw:text-box>
            <text:p>Сравнение двух водоемов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Озеро Чебаркуль — естественный водоем с более спокойным экологическим состоянием.</text:p>
              </text:list-item>
              <text:list-item>
                <text:p>Шершневское водохранилище — искусственный водоем с более высокой антропогенной нагрузкой.</text:p>
              </text:list-item>
              <text:list-item>
                <text:p>Биоиндикация позволила наглядно выявить различия между ним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4" draw:layer="layout" svg:width="25.199cm" svg:height="3.506cm" svg:x="1.4cm" svg:y="0.837cm" presentation:class="title" presentation:user-transformed="true">
          <draw:text-box>
            <text:p>Вывод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Метод биоиндикации подходит для сравнения водоемов.</text:p>
              </text:list-item>
              <text:list-item>
                <text:p>Озеро Чебаркуль оказалось более благополучным.</text:p>
              </text:list-item>
              <text:list-item>
                <text:p>Шершневское водохранилище имеет более напряженное экологическое состояние.</text:p>
              </text:list-item>
              <text:list-item>
                <text:p>Прибрежная растительность играет важную защитную роль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4" draw:layer="layout" svg:width="25.199cm" svg:height="3.506cm" svg:x="1.4cm" svg:y="0.837cm" presentation:class="title" presentation:user-transformed="true">
          <draw:text-box>
            <text:p>Практический результат работ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о теме исследования была подготовлена статья.</text:p>
              </text:list-item>
              <text:list-item>
                <text:p>Результаты оформлены не только как проект, но и как отдельная публикация.</text:p>
              </text:list-item>
              <text:list-item>
                <text:p>Ссылка на публикацию: добавить после размещения стать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1" draw:layer="layout" svg:width="25.199cm" svg:height="4.506cm" svg:x="1.401cm" svg:y="7.094cm" presentation:class="title" presentation:user-transformed="true">
          <draw:text-box>
            <text:p>Спасибо за внимание!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Готов ответить на вопросы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object-count="65"/>
    <meta:generator>LibreOffice/26.2.2.2$MacOSX_AARCH64 LibreOffice_project/1f77d10d6938fd34972958f64b2bcfa54f8b1ba5</meta:generator>
  </office:meta>
</office:document-meta>
</file>